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389758"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4edd8" officeooo:paragraph-rsid="0034edd8"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101"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29c3"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2792"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f101" officeooo:paragraph-rsid="001df101"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e89" officeooo:paragraph-rsid="00257e89"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2792" officeooo:paragraph-rsid="00282792"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07b3c" officeooo:paragraph-rsid="00307b3c"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296a8" officeooo:paragraph-rsid="003296a8"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loext:graphic-properties draw:fill="solid" draw:fill-color="#eeeeee" draw:opacity="100%"/>
      <style:paragraph-properties fo:background-color="#eeeeee"/>
      <style:text-properties fo:language="ru" fo:country="RU"/>
    </style:style>
    <style:style style:name="P10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0" style:family="paragraph" style:parent-style-name="Text_20_body">
      <style:text-properties fo:language="en" fo:country="US"/>
    </style:style>
    <style:style style:name="P111" style:family="paragraph" style:parent-style-name="Text_20_body">
      <loext:graphic-properties draw:fill="solid" draw:fill-color="#eeeeee" draw:opacity="100%"/>
      <style:paragraph-properties fo:background-color="#eeeeee"/>
    </style:style>
    <style:style style:name="P112" style:family="paragraph" style:parent-style-name="First_20_line_20_indent">
      <loext:graphic-properties draw:fill="solid" draw:fill-color="#eeeeee" draw:opacity="100%"/>
      <style:paragraph-properties fo:background-color="#eeeeee"/>
      <style:text-properties fo:language="ru" fo:country="RU"/>
    </style:style>
    <style:style style:name="P11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4" style:family="paragraph" style:parent-style-name="Text_20_body">
      <style:paragraph-properties fo:margin-left="0in" fo:margin-right="0in" fo:text-align="justify"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fo:color="#800000"/>
    </style:style>
    <style:style style:name="P11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d9f7a"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ea6b1"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254de"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3d9f7a" officeooo:paragraph-rsid="003d9f7a"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157"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254de"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style>
    <style:style style:name="P1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6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5" style:family="paragraph" style:parent-style-name="Heading_20_1">
      <loext:graphic-properties draw:fill="solid" draw:fill-color="#eeeeee" draw:opacity="100%"/>
      <style:paragraph-properties fo:background-color="#eeeee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2">
      <style:text-properties fo:language="en" fo:country="US"/>
    </style:style>
    <style:style style:name="P168" style:family="paragraph" style:parent-style-name="Heading_20_2">
      <style:text-properties fo:language="ru" fo:country="RU"/>
    </style:style>
    <style:style style:name="P169" style:family="paragraph" style:parent-style-name="Heading_20_2">
      <loext:graphic-properties draw:fill="solid" draw:fill-color="#eeeeee" draw:opacity="100%"/>
      <style:paragraph-properties fo:background-color="#eeeeee"/>
      <style:text-properties fo:language="ru" fo:country="RU"/>
    </style:style>
    <style:style style:name="P170" style:family="paragraph" style:parent-style-name="Heading_20_2">
      <loext:graphic-properties draw:fill="solid" draw:fill-color="#eeeeee" draw:opacity="100%"/>
      <style:paragraph-properties fo:background-color="#eeeeee"/>
    </style:style>
    <style:style style:name="P17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36b587"/>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ru" fo:country="RU" officeooo:rsid="003c736b"/>
    </style:style>
    <style:style style:name="T26" style:family="text">
      <style:text-properties fo:color="#800000" fo:language="ru" fo:country="RU" officeooo:rsid="003ea6b1"/>
    </style:style>
    <style:style style:name="T27" style:family="text">
      <style:text-properties fo:color="#800000" fo:language="ru" fo:country="RU" officeooo:rsid="0040ce49"/>
    </style:style>
    <style:style style:name="T28" style:family="text">
      <style:text-properties fo:color="#800000" fo:language="ru" fo:country="RU" fo:font-style="italic" style:font-style-asian="italic" style:font-style-complex="italic"/>
    </style:style>
    <style:style style:name="T29" style:family="text">
      <style:text-properties fo:color="#800000" fo:language="ru" fo:country="RU" fo:font-style="italic" officeooo:rsid="00428388" style:font-style-asian="italic" style:font-style-complex="italic"/>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loext:char-shading-value="0"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fo:font-style="italic" style:font-style-asian="italic" style:font-style-complex="italic"/>
    </style:style>
    <style:style style:name="T67" style:family="text">
      <style:text-properties officeooo:rsid="001df101"/>
    </style:style>
    <style:style style:name="T68" style:family="text">
      <style:text-properties officeooo:rsid="001e29c3"/>
    </style:style>
    <style:style style:name="T69" style:family="text">
      <style:text-properties officeooo:rsid="00216adc"/>
    </style:style>
    <style:style style:name="T70" style:family="text">
      <style:text-properties officeooo:rsid="0022d962"/>
    </style:style>
    <style:style style:name="T71" style:family="text">
      <style:text-properties officeooo:rsid="0023d2c8"/>
    </style:style>
    <style:style style:name="T72" style:family="text">
      <style:text-properties officeooo:rsid="00257e89"/>
    </style:style>
    <style:style style:name="T73" style:family="text">
      <style:text-properties officeooo:rsid="00282792"/>
    </style:style>
    <style:style style:name="T74" style:family="text">
      <style:text-properties officeooo:rsid="00298da0"/>
    </style:style>
    <style:style style:name="T75" style:family="text">
      <style:text-properties officeooo:rsid="002aefed"/>
    </style:style>
    <style:style style:name="T76" style:family="text">
      <style:text-properties officeooo:rsid="002d35ed"/>
    </style:style>
    <style:style style:name="T77" style:family="text">
      <style:text-properties officeooo:rsid="002d90d7"/>
    </style:style>
    <style:style style:name="T78" style:family="text">
      <style:text-properties officeooo:rsid="00307b3c"/>
    </style:style>
    <style:style style:name="T79" style:family="text">
      <style:text-properties officeooo:rsid="003296a8"/>
    </style:style>
    <style:style style:name="T80" style:family="text">
      <style:text-properties officeooo:rsid="003413aa"/>
    </style:style>
    <style:style style:name="T81" style:family="text">
      <style:text-properties officeooo:rsid="0034ccdd"/>
    </style:style>
    <style:style style:name="T82" style:family="text">
      <style:text-properties officeooo:rsid="0034ed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10">Fallout Equestria</text:p>
      <text:p text:style-name="P107">Розовые глазки (<text:span text:style-name="T9">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668174533184458434"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8351077399462713949" text:style-name="L2">
        <text:list-item>
          <text:p text:style-name="P143">«Великие грифоны прошлого» - из канона (5<text:span text:style-name="T9">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0">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60">Тайны Тайных Наук</text:span>» - обмен</text:p>
        </text:list-item>
        <text:list-item>
          <text:p text:style-name="P144"><text:soft-page-break/>«Основы Заклятий» - обмен</text:p>
        </text:list-item>
        <text:list-item>
          <text:p text:style-name="P14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111229686047553751"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text:soft-page-break/>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7" text:outline-level="2">1. Терра</text:h>
      <text:p text:style-name="P27">музыка - кондовая электронная, холодная и отчаянная (Electronics “Disappointed”)</text:p>
      <text:p text:style-name="P11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8"><text:span text:style-name="T9">&gt;\</text:span>Привет, Нексус. Это Макс.</text:p>
      <text:p text:style-name="P78"><text:span text:style-name="T9">&lt;\</text:span>Привет Макс. <text:span text:style-name="T1">Рад тебя видеть. Где ты отсутствовал три дня?</text:span></text:p>
      <text:p text:style-name="P7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8"><text:span text:style-name="T9">&gt;\</text:span>Как называется наш проект?</text:p>
      <text:p text:style-name="P78"><text:span text:style-name="T9">&lt;\</text:span>Дайсон.</text:p>
      <text:p text:style-name="P78"><text:span text:style-name="T9">&gt;\</text:span>Сколько тебе лет?</text:p>
      <text:p text:style-name="P78"><text:span text:style-name="T9">&lt;\</text:span>Два года с начала запуска кластера.</text:p>
      <text:p text:style-name="P78"><text:span text:style-name="T9">&gt;\</text:span>Какой сейчас год?</text:p>
      <text:p text:style-name="P78"><text:span text:style-name="T9">&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8"><text:span text:style-name="T9">&gt;\</text:span>Нексус, отключи память <text:span text:style-name="T1">заданий</text:span> за последнюю неделю.</text:p>
      <text:p text:style-name="P78"><text:span text:style-name="T9">&lt;\</text:span>Выполнено.</text:p>
      <text:p text:style-name="P7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9">&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9">&lt;\</text:span><text:span text:style-name="T1">Выполняю задачу</text:span>...</text:p>
      <text:p text:style-name="P79"><text:span text:style-name="T9">&lt;\</text:span>...</text:p>
      <text:p text:style-name="P79"><text:span text:style-name="T9">&lt;\</text:span>Решение:</text:p>
      <text:p text:style-name="P7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8"><text:span text:style-name="T9">&gt;</text:span>\Нексус, почему ты используешь жёсткие настройки <text:span text:style-name="T1">для решения задачи</text:span>?</text:p>
      <text:p text:style-name="P78"><text:span text:style-name="T9">&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8"><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2">Ага, уже теплее.</text:p>
      <text:p text:style-name="P42"/>
      <text:p text:style-name="P78"><text:span text:style-name="T9">&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9">.</text:span></text:p>
      <text:p text:style-name="P86">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7">***</text:p>
      <text:p text:style-name="P11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9">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9">2. </text:span>Дом, любимый дом</text:h>
      <text:p text:style-name="P81">Музыка быстрая, тревожная, надорваная и печальная (Pet Shop Boys “So Hard” ?)</text:p>
      <text:p text:style-name="P29"/>
      <text:p text:style-name="P11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9">3. </text:span>Кантерлот</text:h>
      <text:p text:style-name="P8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075015767087870858" text:style-name="L4">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text:soft-page-break/>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4">Селестия нахмурилась и угрожающе подняла крылья.</text:p>
      <text:p text:style-name="P54"><text:span text:style-name="T9">– </text:span>Не забывай, человек, я — могущественный маг и правитель Эквестрии. Ко мне нужно относиться с должным уважением!</text:p>
      <text:p text:style-name="P54"><text:span text:style-name="T9">– </text:span>А то что? Превратишь в жабу? Сошлёшь на Луну? Убьёшь нахер?</text:p>
      <text:p text:style-name="P54"><text:soft-page-break/>Аликорница сникла. Уши её опустились.</text:p>
      <text:p text:style-name="P54"><text:span text:style-name="T9">– </text:span>Макс, не надо... Ты же знаешь, я этого не сделаю.</text:p>
      <text:p text:style-name="P54"><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4"><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4"><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4"><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9">– </text:span>Вот, читай отсюда. <text:span text:style-name="T9">– а</text:span>ликорница подчеркнула абзац копытом.</text:p>
      <text:p text:style-name="P54"/>
      <text:p text:style-name="P56">***</text:p>
      <text:p text:style-name="P56"/>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0">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6">–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68" text:outline-level="2"><text:span text:style-name="T9">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54">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text:soft-page-break/></text:p>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text:soft-page-break/>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text:soft-page-break/>–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text:soft-page-break/>–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67" text:outline-level="2">6. Стыд</text:h>
      <text:p text:style-name="P54"/>
      <text:p text:style-name="P69">~~~ Завтра на семь в библиотеке ~~~</text:p>
      <text:p text:style-name="P69"/>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text:soft-page-break/>–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text:soft-page-break/>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55">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text:soft-page-break/>–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9">— умение делегировать полномочия. Вечером того же дня я села за письменный стол.</text:span></text:p>
      <text:p text:style-name="P46">“<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9">—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Тия&lt;<text:span text:style-name="T15">Селли !!!</text:span>&gt;. Если хочешь.</text:p>
      <text:p text:style-name="P54">– Хорошо. До встречи, Тия.</text:p>
      <text:p text:style-name="P54">– До встречи, Макс.</text:p>
      <text:p text:style-name="P54"/>
      <text:h text:style-name="Heading_20_2" text:outline-level="2"><text:span text:style-name="T1">8</text:span>. <text:span text:style-name="T9">40-6</text:span></text:h>
      <text:p text:style-name="P83">Mark Knopfler — Hill Farmers Blues — или на следующую главу (прощание)</text:p>
      <text:p text:style-name="P54"/>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69"><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9">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46"><text:soft-page-break/>…</text:p>
      <text:p text:style-name="P46"/>
      <text:p text:style-name="P54">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2">— вся архитектура явно </text:span><text:span text:style-name="T36">была </text:span><text:span text:style-name="T42">заточена под крылатых. Таких, для которых приземлиться на балкон в тронном зале или уйти через портик на крыше</text:span><text:span text:style-name="T57"> </text:span><text:span text:style-name="T42">—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2"> </text:span><text:span text:style-name="T36">Его центр занимал высокий </text:span><text:span text:style-name="T42">кругл</text:span><text:span text:style-name="T36">ый</text:span><text:span text:style-name="T42"> </text:span><text:span text:style-name="T36">футон</text:span><text:span text:style-name="T42"> </text:span><text:span text:style-name="T36">с</text:span><text:span text:style-name="T42"> велик</text:span><text:span text:style-name="T36">им</text:span><text:span text:style-name="T42"> множество</text:span><text:span text:style-name="T36">м</text:span><text:span text:style-name="T4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4">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Тия. <text:span text:style-name="T9">– С</text:span>пасибо, хоть инвалидное кресло мне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4"><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9">– Это ты называешь “дружбой”? – с </text:span>улыбкой хмыкнул<text:span text:style-name="T9"> я. – </text:span>Мне нравится твоё чувство юмора.</text:p>
      <text:p text:style-name="P54">Аликорница нахмурилась.</text:p>
      <text:p text:style-name="P54"><text:span text:style-name="T9">–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4">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6">–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6">***</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2">–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6">А из Пинто Крика уже месяц нет новостей...</text:span></text:p>
      <text:p text:style-name="P5"><text:span text:style-name="T42">–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46">– </text:span>“<text:span text:style-name="T1">Что я могу сделать, чтобы вернуть всё назад?</text:span>”</text:p>
      <text:p text:style-name="P14"><text:span text:style-name="T46">– </text:span><text:span text:style-name="T36">Так и сказала?</text:span></text:p>
      <text:p text:style-name="P1"><text:span text:style-name="T42">–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36">Что бы это значило, Флер?</text:span></text:p>
      <text:p text:style-name="P14"><text:span text:style-name="T46">–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кольты!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6"/>
      <text:p text:style-name="P1"><text:span text:style-name="T43">&lt;</text:span><text:span text:style-name="T59">Mark Knopfler - </text:span><text:span text:style-name="T58">Hill Farmer's Blues</text:span><text:span text:style-name="T43">&gt;</text:span></text:p>
      <text:p text:style-name="P48">***</text:p>
      <text:p text:style-name="P46"/>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Луна.</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горгулия?</text:p>
      <text:p text:style-name="P69">– <text:s/>Тебя я забрать ему не дам. А в дядю не тыкай копытом, это невежливо! Спи уже, мой маленький!</text:p>
      <text:p text:style-name="P69">– Поцелуй меня на ночь, мам!</text:p>
      <text:p text:style-name="P69"><text:soft-page-break/>– Конечно, мой хороший...</text:p>
      <text:p text:style-name="P6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2">–</text:span><text:span text:style-name="T36">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2">.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7">***</text:p>
      <text:p text:style-name="P46"/>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4"><text:span text:style-name="T9">–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его френдкольта».</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4"/>
      <text:p text:style-name="P5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4">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text:soft-page-break/>– В сейфе, я в курсе.</text:p>
      <text:p text:style-name="P69"/>
      <text:p text:style-name="P71">***</text:p>
      <text:p text:style-name="P82">&lt;Seal — Amazing <text:span text:style-name="T1">(T</text:span><text:span text:style-name="T9">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1">d.notive — Talking Flight</text:span>&gt;</text:p>
      <text:p text:style-name="P69">Дата: 12.04.1003 А.С.</text:p>
      <text:p text:style-name="P69">Эксперимент: заклинание Воплощения Индрэ</text:p>
      <text:p text:style-name="P69">Испытуемая: Рэрити</text:p>
      <text:p text:style-name="P69">Синопсис: запись сна со слов испытуемой</text:p>
      <text:p text:style-name="P69">Замечания: замечаний нет</text:p>
      <text:p text:style-name="P69"/>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2"> </text:span><text:span text:style-name="T45">— чёрный экран. Он высасывает из </text:span>эгрегора Эквестрии (места, откуда берутся и куда уходят <text:span text:style-name="T1">всепони</text:span><text:span text:style-name="T6">, </text:span><text:span text:style-name="T45">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9"/>
      <text:p text:style-name="P71">***</text:p>
      <text:p text:style-name="P69"/>
      <text:p text:style-name="P69">Дата: 12.04.1003 А.С.</text:p>
      <text:p text:style-name="P69">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56">***</text:p>
      <text:p text:style-name="P54"/>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text:soft-page-break/>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text:soft-page-break/>–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6">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6">.</text:span></text:p>
      <text:p text:style-name="P54">…</text:p>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3">Чужестранец-человек разбил сердце нашей обожаемой Селестии! Двор в отчаянии </text:span><text:span text:style-name="T13">—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9">– </text:span>Привет, Эй-Джей! У тебя проблемы?</text:p>
      <text:p text:style-name="P54"><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9">–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9">–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9">– Г</text:span>отово. Принимай работу, хозяйка!</text:p>
      <text:p text:style-name="P54">Эпплджек стиснула меня в сокрушающих объятиях.</text:p>
      <text:p text:style-name="P54"><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9">–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9">–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9">– </text:span>Бери, сахарок. Для тебя <text:span text:style-name="T9">— </text:span>самые <text:span text:style-name="T9">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9">– </text:span>Свободно? <text:span text:style-name="T9">– </text:span>спросил я у единственной пони, сидящей за столиком.</text:p>
      <text:p text:style-name="P54"><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9">– <text:s/></text:span>Пирог с грибами, яишницу и чизкейк<text:span text:style-name="T9"> – </text:span>сообщил я подошедшей официантке.</text:p>
      <text:p text:style-name="P54"><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4"><text:span text:style-name="T9">–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9">– </text:span>Вы, наверное, ждёте кого-то?</text:p>
      <text:p text:style-name="P57"><text:span text:style-name="T9">– </text:span>Неа.</text:p>
      <text:p text:style-name="P57"><text:span text:style-name="T9">– </text:span>Просто обедаете?</text:p>
      <text:p text:style-name="P57"><text:span text:style-name="T9">– </text:span>Неа.</text:p>
      <text:p text:style-name="P57"><text:span text:style-name="T9">– </text:span>Просто сидите и мрачно смотрите на меня?</text:p>
      <text:p text:style-name="P57"><text:span text:style-name="T9">– </text:span>Неа.</text:p>
      <text:p text:style-name="P57">Хм, а эта пони не из разговорчивых. Ну ладно.</text:p>
      <text:p text:style-name="P57"><text:span text:style-name="T9">– </text:span>А что же вы делаете?</text:p>
      <text:p text:style-name="P57"><text:span text:style-name="T9">– </text:span>Веселюсь. <text:span text:style-name="T9">– </text:span>мрачно заявила пони.</text:p>
      <text:p text:style-name="P57"><text:span text:style-name="T9">–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oft-page-break/><text:span text:style-name="T9">–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9">– </text:span>Мы с вами раньше встречались?</text:p>
      <text:p text:style-name="P5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9">– </text:span>Оставь, Салвер.<text:span text:style-name="T9"> </text:span>Ему за счёт заведения.</text:p>
      <text:p text:style-name="P54"><text:span text:style-name="T9">– </text:span>Ясно, мисс Пинки. <text:span text:style-name="T9">– </text:span>официантка кивнула и ушла.</text:p>
      <text:p text:style-name="P54"><text:span text:style-name="T9">– Ч</text:span>его-о-о?<text:span text:style-name="T9"> </text:span>Так это твой бар?</text:p>
      <text:p text:style-name="P54"><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4"><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9">– </text:span>У меня есть идея получше. <text:span text:style-name="T9">– </text:span>на свет показалась фляга Большого Макинтоша.</text:p>
      <text:p text:style-name="P54"><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9">– </text:span>Починил телегу. Только молчок про самогон, раз уж ты в курсе. <text:span text:style-name="T9">– </text:span>я разлил сидр по чашкам.</text:p>
      <text:p text:style-name="P54"><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9">–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9">– </text:span>Эммм... Скажи-ка мне, мой друг П-п-пинки... Легенда про фаэри <text:span text:style-name="T14">— </text:span><text:span text:style-name="T62">эт правда?</text:span></text:p>
      <text:p text:style-name="P54"><text:soft-page-break/><text:span text:style-name="T14">– </text:span><text:span text:style-name="T62">Какая из? Их много, вообще-то. Ик!</text:span></text:p>
      <text:p text:style-name="P54"><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54"><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54"><text:span text:style-name="T14">– </text:span><text:span text:style-name="T62">Пока не умру?</text:span></text:p>
      <text:p text:style-name="P54"><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8"><text:span text:style-name="T9">–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9">– </text:span>Стооой! <text:span text:style-name="T9">– </text:span>заорал я. <text:span text:style-name="T9">– </text:span>Выпрыгивай из бочки!!!</text:p>
      <text:p text:style-name="P58">Кобылка-пилот улыбнулась и постукала копытцем по шлему, показывая, что не слышит меня.</text:p>
      <text:p text:style-name="P58"><text:span text:style-name="T9">– </text:span>Выпрыгивааа... <text:span text:style-name="T9">–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9">– </text:span>Смотри, вот те и ответ на вопрос, куда деваются пони!</text:p>
      <text:p text:style-name="P58"><text:span text:style-name="T9">– </text:span>Где? <text:span text:style-name="T9">– </text:span>единорожка начала оглядываться.</text:p>
      <text:p text:style-name="P5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8"><text:span text:style-name="T9">– </text:span>И что? Я всё равно не пойму, куда пони деваются? И куда пропала Скуталу?</text:p>
      <text:p text:style-name="P5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4"/>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7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9">P.S. Н</text:span>е гневите мироздание воровством! <text:span text:style-name="T33">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72"/>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58"><text:span text:style-name="T9">–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9">–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2">***</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9">– </text:span>Это неправильно! <text:span text:style-name="T9">– </text:span>заявила Рэйнбоу Дэш, отвернувшись от окна.</text:p>
      <text:p text:style-name="P5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8"><text:span text:style-name="T9">– </text:span>Да я не про то! <text:span text:style-name="T9">– </text:span>отмахнулась пегаска. <text:span text:style-name="T9">– </text:span>Посмотри на поле.</text:p>
      <text:p text:style-name="P58"><text:span text:style-name="T9">– </text:span>И что? Поле как поле.</text:p>
      <text:p text:style-name="P58"><text:span text:style-name="T9">– </text:span>Оно не убрано. <text:span text:style-name="T9">– </text:span>мрачно ответила Дэш. <text:span text:style-name="T9">–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9">– </text:span>У самого посёлка поля убраны. Наверняка дойдёт дело и до остальных.</text:p>
      <text:p text:style-name="P58"><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9">– </text:span>Спасибо, но от пинкиных плюшек у меня фланки округляются.</text:p>
      <text:p text:style-name="P58"><text:span text:style-name="T9">– </text:span>Да ладно тебе! От одной не округлятся.</text:p>
      <text:p text:style-name="P58"><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9"> </text:span>Как будто…</text:p>
      <text:p text:style-name="P58"><text:span text:style-name="T9">–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9">–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9">– </text:span>Леди и джентльпони! Просьба не паниковать! Поезд дальше не идёт: впереди провал! <text:span text:style-name="T9">– </text:span>крикнул проводник.</text:p>
      <text:p text:style-name="P58"><text:span text:style-name="T9">– </text:span>Какой ещё, в дышло, провал? Я проезжал тут два дня назад!</text:p>
      <text:p text:style-name="P58"><text:span text:style-name="T9">– </text:span>Безобразие! Верните мне деньги за билет!</text:p>
      <text:p text:style-name="P58"><text:span text:style-name="T9">– </text:span>Как вы смеете! Я опоздаю в порт! <text:s/><text:span text:style-name="T9">–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9">– </text:span>Дэш, нам надо на ту сторону.</text:p>
      <text:p text:style-name="P58"><text:span text:style-name="T9">– </text:span>Нет проблем. Я могу тебя перенести.</text:p>
      <text:p text:style-name="P58">Я с сомнением посмотрел на пегаску. Дэш в холке была мне по пояс.</text:p>
      <text:p text:style-name="P58"><text:span text:style-name="T9">–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8">Мля.</text:p>
      <text:p text:style-name="P5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9">– </text:span>Я чувствую, что только что упустил отличную возможность отлить на вселенную!</text:p>
      <text:p text:style-name="P58"/>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9">Принцесса Селестия Эквестрийская» </text:span><text:span text:style-name="T44">– </text:span><text:span text:style-name="T48">прочитал охранник, близоруко щурясь.</text:span></text:p>
      <text:p text:style-name="P58"><text:span text:style-name="T9">– </text:span>Удостоверение личности предъявлять? <text:span text:style-name="T9">– </text:span>осведомился я.</text:p>
      <text:p text:style-name="P5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8">Дэш, ни слова не говоря, прислонила ухо к двери.</text:p>
      <text:p text:style-name="P58"><text:span text:style-name="T9">– </text:span>Будешь смеяться, но именно этим он и занят. Вызывает полицию по телефону. <text:span text:style-name="T9">– </text:span>сообщила пегаска.</text:p>
      <text:p text:style-name="P5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9">– </text:span>Сколько у нас времени?</text:p>
      <text:p text:style-name="P58">Дэш почесала в затылке.</text:p>
      <text:p text:style-name="P5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9">– </text:span>Тогда давай сначала обыщем контору. Если уж полиция всё равно едет сюда, так пусть у них хотя бы будет повод!</text:p>
      <text:p text:style-name="P58"/>
      <text:p text:style-name="P62">***</text:p>
      <text:p text:style-name="P58"><text:soft-page-break/></text:p>
      <text:p text:style-name="P58">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8">Снаружи послышался вой сирены и цокот множества копыт.</text:p>
      <text:p text:style-name="P5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9">– </text:span>Это твои двадцать минут? <text:span text:style-name="T9">– </text:span>возмутился я. <text:span text:style-name="T9">– </text:span>Да ещё и десяти не прошло!</text:p>
      <text:p text:style-name="P58">Дэш вымучено скривилась.</text:p>
      <text:p text:style-name="P58"><text:span text:style-name="T9">– </text:span>Человек Макс, здание окружено! Мы знаем, что ты внутри! Выходи добровольно, или будешь взят силой!</text:p>
      <text:p text:style-name="P58">Я разбил топором стеклянные дверцы прибора и вытащил рубины.</text:p>
      <text:p text:style-name="P5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9">– </text:span>Ну уж фигушки. Я тебя тут не оставлю.</text:p>
      <text:p text:style-name="P5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9">– </text:span>Быстро за мной! <text:span text:style-name="T9">–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9">– Ю-</text:span>хууу<text:span text:style-name="T9">!!!</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9">– </text:span>Где-то тут должна быть дверь на крышу. Не могли же они залазить туда по пожарной лестнице?</text:p>
      <text:p text:style-name="P5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9">– </text:span>Макс, подвинься!</text:p>
      <text:p text:style-name="P58">Пегаска оттеснила меня крупом и повернулась к двери задом.</text:p>
      <text:p text:style-name="P58"><text:span text:style-name="T9">–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9">– </text:span>Ты чего на меня так уставился? <text:span text:style-name="T9">– </text:span>подозрительно спросила пегаска.</text:p>
      <text:p text:style-name="P58"><text:span text:style-name="T9">– </text:span>Да так… Не ожидал, что ты такая…</text:p>
      <text:p text:style-name="P5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9">– </text:span>Ты! Не! По! Нял! Те! Бе! Не! Льзя! Тут! Ос! Та! ВАТЬСЯ!!! <text:span text:style-name="T9">–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9">–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text:soft-page-break/>Некоторое время было тихо. Потом хлопнули ставни и чей-то сонный голос недовольно пробормотал:</text:p>
      <text:p text:style-name="P58"><text:span text:style-name="T9">–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9">–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9">–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ый экспонат шоу уродцев.</text:p>
      <text:p text:style-name="P58"><text:span text:style-name="T9">– </text:span>А это у нас кто? Гмм. Пегаска. Вот так раз! Рэйнбоу Дэш! Какими судьбами?</text:p>
      <text:p text:style-name="P58"><text:span text:style-name="T9">– </text:span>ТРИКСИ! <text:span text:style-name="T9">– <text:s/></text:span>фейсхуфнула Дэш. <text:span text:style-name="T9">– </text:span>Во имя Селестии, ЧТО ты тут делаешь?!!</text:p>
      <text:p text:style-name="P5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9">– </text:span>Ей ведь нельзя рассказывать, да?</text:p>
      <text:p text:style-name="P58"><text:span text:style-name="T9">– </text:span>Нельзя. <text:span text:style-name="T9">– </text:span>подтвердил я. <text:span text:style-name="T9">–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9">– </text:span>ОГО!</text:p>
      <text:p text:style-name="P58">Единорожка аж уселась на крыльцо от удивления.</text:p>
      <text:p text:style-name="P58"><text:span text:style-name="T9">– </text:span>Представлем себе, ЧТО вы скрываете, если пегаска готова на ТАКОЕ! Признаюсь, вам удалось нас заинтересовать!</text:p>
      <text:p text:style-name="P58"><text:soft-page-break/>Единорожка в задумчивости стала ходить по веранде туда-сюда, разговаривая сама с собой.</text:p>
      <text:p text:style-name="P58"><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9">– </text:span>Мы приняли решение не выдавать вас полиции в обмен на то, что вы расскажете нам о вашей секретной миссии!</text:p>
      <text:p text:style-name="P58"><text:span text:style-name="T9">– </text:span>Не пойдёт! <text:span text:style-name="T9">– </text:span>заявил я. <text:span text:style-name="T9">– </text:span>Я уже сказал, что это тайна. Мне добавить нечего.</text:p>
      <text:p text:style-name="P58"><text:span text:style-name="T9">– </text:span>Да неужели? <text:span text:style-name="T9">– </text:span>захлопала ресницами Трикси. <text:span text:style-name="T9">–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0"/>
      <text:p text:style-name="P5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9">–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3">Исчезновение дневной главы диархии: Эквестрия в панике!</text:span>» (статья двухдневной давности).</text:p>
      <text:p text:style-name="P58">«<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8">«<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9">–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text:soft-page-break/>МУ-ХА-ХА!</text:p>
      <text:p text:style-name="P58">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58">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8">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8">Деградация</text:span></text:h>
      <text:p text:style-name="P50">&lt;<text:span text:style-name="T64">David Bowie - Lets Dance/ Ashes To Ashes</text:span></text:p>
      <text:p text:style-name="P50"><text:span text:style-name="T64">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62">***</text:p>
      <text:p text:style-name="P58"/>
      <text:p text:style-name="P58">Три дня спустя…</text:p>
      <text:p text:style-name="P58"/>
      <text:p text:style-name="P58">«<text:span text:style-name="T33">Добро пожаловать в Груммингтон! Вам здесь рады!</text:span></text:p>
      <text:p text:style-name="P58"><text:soft-page-break/><text:span text:style-name="T33">Население города </text:span><text:span text:style-name="T65">302 пони</text:span><text:span text:style-name="T33">.</text:span></text:p>
      <text:p text:style-name="P58"><text:span text:style-name="T65">250 пони</text:span><text:span text:style-name="T33">.</text:span></text:p>
      <text:p text:style-name="P58"><text:span text:style-name="T65">125 поней</text:span><text:span text:style-name="T33">.</text:span></text:p>
      <text:p text:style-name="P58"><text:span text:style-name="T33">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0">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7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4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8">Дружба </text:span><text:span text:style-name="T39">—</text:span><text:span text:style-name="T18"> </text:span><text:span text:style-name="T3">э</text:span><text:span text:style-name="T18">то, </text:span><text:span text:style-name="T66">так её </text:span><text:span text:style-name="T3">разэтак</text:span><text:span text:style-name="T66">,</text:span><text:span text:style-name="T18"> магия!</text:span><text:span text:style-name="T57">»</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Какого сена!</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Ы-ы-ы-ы-ы-ы-ы!</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text:s/>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9">– <text:span text:style-name="T67">Вот тебе сказка с моралью. Слушай.</text:span></text:p>
      <text:p text:style-name="P63">Я <text:span text:style-name="T76">устроился</text:span> на диване, положив ноги на подушку, на которой <text:span text:style-name="T74">тут же </text:span>примостилась <text:span text:style-name="T76">и </text:span>пегаска.</text:p>
      <text:p text:style-name="P59">– Однажды в кувшин с молоком попали две жабы…</text:p>
      <text:p text:style-name="P58">– Бггг! Уже смешно! – заржала <text:span text:style-name="T67">Дэш</text:span>. – <text:s/>Как могли <text:span text:style-name="T67">жабы </text:span>попасть в кувшин? Он же высокий? Жабы пры<text:span text:style-name="T67">гают низко</text:span>. Может, это было блюдце?</text:p>
      <text:p text:style-name="P58">– Нет! – упёрся я. – Кувшин! <text:span text:style-name="T67">Иначе</text:span> <text:span text:style-name="T68">морали не получится! </text:span>Жабы… эээ… свалились в <text:span text:style-name="T68">него</text:span> с кантерлотской скалы.</text:p>
      <text:p text:style-name="P60">– Ух ты! <text:span text:style-name="T68">К</text:span>руто! А что они там делали?</text:p>
      <text:p text:style-name="P60">– <text:span text:style-name="T68">Дэш! Как я могу рассказывать, если ты постоянно меня перебиваешь?</text:span></text:p>
      <text:p text:style-name="P60">– <text:span text:style-name="T68">Ну пожалуйста! Больше не буду, только объясни, как жабы оказались в Кантерлоте?</text:span></text:p>
      <text:p text:style-name="P58">– Ну-у-у… На самом деле это были <text:span text:style-name="T78">вовсе не жабы, а </text:span>принц Блюблад и его кузён Хавтиноуз. Кузён сватался к <text:span text:style-name="T69">принцессе </text:span>Селестии и, получив отлуп, был слишком назойлив. В общем, им не хватило мозгов вовремя свалить из дворца <text:span text:style-name="T76">по-хорошему, </text:span>и потому <text:span text:style-name="T76">они </text:span>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text:span text:style-name="T73">и,</text:span> затаи<text:span text:style-name="T73">в</text:span> дыхание, пошёл ко дну. А принц не сдавался и всё дрыгал задними лап<text:span text:style-name="T70">к</text:span>ами, <text:span text:style-name="T71">пытаясь выкарабкаться</text:span>. И так он дрыгал и дрыгал ими, пока не сбил кусочек масла.</text:p>
      <text:p text:style-name="P58">– <text:span text:style-name="T71">Вау! Прикольно!</text:span></text:p>
      <text:p text:style-name="P58">– Э-э-э… Блин, как там дальше-то было? <text:span text:style-name="T71">Ага, а</text:span>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text:span text:style-name="T71">ал</text:span> кусок масла, на котором сид<text:span text:style-name="T71">ел</text:span> принц <text:span text:style-name="T77">Блюблад</text:span>. Принц, видя такое дело, выпрыгнул из кувшина и, с куском масла на заднице, побежал жаловаться в эквестрийский МИД <text:span text:style-name="T77">на принцессу</text:span>.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58">– А какая тут мораль? <text:span text:style-name="T72">Ты говорил, в этой сказке будет мораль!</text:span></text:p>
      <text:p text:style-name="P58">– Мораль? Э-э-э... Мораль тут такая. – <text:s/>мрачно заявил я. – <text:span text:style-name="T72">Н</text:span>е умеешь летать — не суйся к принцессе!</text:p>
      <text:p text:style-name="P61">– <text:span text:style-name="T73">Хорошая… ммм… сказка… – пробормотала пегаска сонно. Зевнув во весь рот она потянулась и, обняв мою ногу, заснула.</text:span></text:p>
      <text:p text:style-name="P65">Я попытался высвободиться, но пегаска <text:span text:style-name="T79">вцепилась</text:span> <text:span text:style-name="T79">крепко</text:span>, всеми четырьмя. От моей возни она что-то жалобно пробормотала и сжала ногу ещё крепче.</text:p>
      <text:p text:style-name="P65">Я пожал плечами и устроился поудобнее.</text:p>
      <text:p text:style-name="P58">…</text:p>
      <text:p text:style-name="P58"><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65">37 пни</text:span></text:p>
      <text:p text:style-name="P77">24пн</text:p>
      <text:p text:style-name="P77">15</text:p>
      <text:p text:style-name="P58"><text:span text:style-name="T33">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8">«<text:span text:style-name="T33">Добро пожаловать в Груммингтон! Вам здесь рады!</text:span></text:p>
      <text:p text:style-name="P58"><text:span text:style-name="T33">Население города </text:span><text:span text:style-name="T65">302 пони</text:span><text:span text:style-name="T33">.</text:span></text:p>
      <text:p text:style-name="P58"><text:span text:style-name="T65">250 пони</text:span><text:span text:style-name="T33">.</text:span></text:p>
      <text:p text:style-name="P58"><text:span text:style-name="T65">125 поней</text:span><text:span text:style-name="T33">.</text:span></text:p>
      <text:p text:style-name="P58"><text:span text:style-name="T33">54 паня.</text:span>»</text:p>
      <text:p text:style-name="P58">У меня от волнения пересохло в горле.</text:p>
      <text:p text:style-name="P58">– Ты хочешь сказать, этой ночью из населения осталась ты одна? – хриплым голосом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text:soft-page-break/>УУУУУУРРРРРРГГГГХХХХХХХ!!!<text:span text:style-name="T9">&lt;</text:span><text:span text:style-name="T56">Metallica-Enter Sandman</text:span><text:span text:style-name="T9">&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text:span text:style-name="T75">затормозил</text:span>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50">&lt;<text:span text:style-name="T55">Elo - Sorrow about to fall</text:span>&gt;</text:p>
      <text:p text:style-name="P149">&lt;<text:span text:style-name="T21">Глава 15: Филлидельфия, поход к Вечнодикому лесу, 34, Понивилль</text:span></text:p>
      <text:p text:style-name="P153"><text:span text:style-name="T1">Глава 16: Эксперимент в Понивилле, сон Макса</text:span></text:p>
      <text:p text:style-name="P153"><text:span text:style-name="T1">Глава 17: Возвращение в Кантерлот. Переговоры с Луной. Крушение Кантерлота. Появление парящего Замка</text:span></text:p>
      <text:p text:style-name="P150"><text:span text:style-name="T21">Глава 18: Возвращение к Замку Двух Сестёр на парящем замке.</text:span></text:p>
      <text:p text:style-name="P150"><text:span text:style-name="T26">Дальше — использовать по-максимуму уже написанное</text:span>&gt;</text:p>
      <text:p text:style-name="P67">Камни и комья земли падали в кратер, развергшийся <text:span text:style-name="T81">в</text:span> <text:span text:style-name="T81">центре </text:span>Филлидельфии. <text:span text:style-name="T82">Части домов, удержавшиеся от обрушения, нависали над пропастью.</text:span> <text:span text:style-name="T80">Мы стояли на краю, не в силах произнести ни слова. </text:span></text:p>
      <text:p text:style-name="P67"/>
      <text:p text:style-name="P52">&lt;<text:span text:style-name="T21">ветер приносит старую газету с новостями, в которы</text:span><text:span text:style-name="T25">х</text:span><text:span text:style-name="T21"> Макс - преступник</text:span>&gt;</text:p>
      <text:p text:style-name="P66"/>
      <text:p text:style-name="P50">&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1">&lt;<text:span text:style-name="T21">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0"/>
      <text:p text:style-name="P50"><text:soft-page-break/>&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1">У Вечнодикого леса Дэш сама рассказывает Максу сказку о Ксенофилии</text:span>&gt;</text:p>
      <text:p text:style-name="P58"/>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8"/>
      <text:p text:style-name="P58"/>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8">-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8">Дэш помчалась в лес не разбирая дороги.</text:p>
      <text:p text:style-name="P58"/>
      <text:p text:style-name="P50">&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19"><text:span text:style-name="T9"><text:s/>&lt;</text:span><text:span text:style-name="T30"> - </text:span><text:span text:style-name="T20">Я не могу быть вашим спасителем! Я намного хуже и испорченнее вас!</text:span><text:span text:style-name="T9">&gt;</text:span></text:p>
      <text:p text:style-name="P58"/>
      <text:p text:style-name="P50">&lt;<text:span text:style-name="T21">Главы с Максом и Дэш — в стиле «Криминального чтива»</text:span>&gt;</text:p>
      <text:p text:style-name="P58"/>
      <text:p text:style-name="P50">&lt;<text:span text:style-name="T20"> - </text:span><text:span text:style-name="T21">Но ты сгоришь! Я не готова без помощи Селестии провести эксперимент на тебе!</text:span></text:p>
      <text:p text:style-name="P39">Я устало закрыл глаза.</text:p>
      <text:p text:style-name="P50"><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0"/>
      <text:p text:style-name="P50">&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156"><text:span text:style-name="T18"/></text:p>
      <text:p text:style-name="P40"/>
      <text:p text:style-name="P40">- Сестра <text:s/>всегда норовила спихнуть тяжёлую задачу на кого-нибудь другого!</text:p>
      <text:p text:style-name="P40"><text:soft-page-break/>-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0"> </text:span><text:span text:style-name="T57">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text:span><text:span text:style-name="T27">Луной</text:span><text:span text:style-name="T21">,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4">- Нет. Но что я, по-твоему, делал за тысячи лет заточения в статуе? Да я столько магии накопил, что могу вывернуть это мирок пару раз наизнанку!</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
      <text:p text:style-name="P34">&lt;<text:span text:style-name="T1">Добавить в фанфик самбу</text:span>&gt;</text:p>
      <text:p text:style-name="P34"/>
      <text:p text:style-name="P157">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152"><text:span text:style-name="T2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text:span><text:span text:style-name="T29">вторая </text:span><text:span text:style-name="T28">гражданская война — часть пони присягает на верность Найтмэр Мун.</text:span></text:p>
      <text:p text:style-name="P152"><text:span text:style-name="T28"/></text:p>
      <text:p text:style-name="P152">&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1">- В законе не указана конкретный соправитель Диархии!</text:span>&gt;</text:p>
      <text:p text:style-name="P46"/>
      <text:p text:style-name="P46">&lt;<text:span text:style-name="T21">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oft-page-break/><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4"/>
      <text:p text:style-name="P54"/>
      <text:p text:style-name="P54"/>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text:span><text:soft-page-break/><text:span text:style-name="T21">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4"/>
      <text:h text:style-name="P17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0">Влад рассказывает Максу о своём сне </text:span><text:span text:style-name="T30">—</text:span><text:span text:style-name="T20"> как он был поняхой, а потом проснулся в мире Терры</text:span><text:span text:style-name="T9">&gt;</text:span></text:p>
      <text:p text:style-name="P2"/>
      <text:p text:style-name="P4">***</text:p>
      <text:p text:style-name="P15"/>
      <text:p text:style-name="P14"/>
      <text:p text:style-name="P15"><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text:soft-page-break/></text:p>
      <text:p text:style-name="P1"/>
      <text:p text:style-name="P2"/>
      <text:p text:style-name="P4">***</text:p>
      <text:p text:style-name="P15"/>
      <text:p text:style-name="P2"><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70" text:outline-level="2">Рейд пони-рэйнджеров</text:h>
      <text:p text:style-name="P2"/>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text:soft-page-break/>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70"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2"><text:soft-page-break/><text:span text:style-name="T9">–</text:span> Заночуем внутри. - <text:span text:style-name="T1">р</text:span>ешил я.</text:p>
      <text:p text:style-name="P2"><text:span text:style-name="T9">&lt;</text:span><text:span text:style-name="T20">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oft-page-break/><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70"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2"/>
      <text:p text:style-name="P55">Она вытянула шею и начала по очереди сгибать-разгибать ноги, разминая суставы.</text:p>
      <text:p text:style-name="P55"><text:soft-page-break/><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0" text:outline-level="2">В библиотеке замка Селестии</text:h>
      <text:p text:style-name="P11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0">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0">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0">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70" text:outline-level="2">Понивилль</text:h>
      <text:p text:style-name="P2"/>
      <text:h text:style-name="P17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oft-page-break/><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text:soft-page-break/></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text:soft-page-break/></text:p>
      <text:p text:style-name="P85"/>
      <text:h text:style-name="P170" text:outline-level="2">Первый сеанс двойного сна. Рэрити</text:h>
      <text:p text:style-name="P2"/>
      <text:p text:style-name="P2"><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0" text:outline-level="2">Сон Макса</text:h>
      <text:p text:style-name="P111"/>
      <text:p text:style-name="P2"><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0">–</text:span><text:span text:style-name="T20"> Готова, </text:span><text:span text:style-name="T30">–</text:span><text:span text:style-name="T20">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oft-page-break/><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70"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0">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oft-page-break/><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30">–</text:span><text:span text:style-name="T20"> Пинки? </text:span><text:span text:style-name="T30">–</text:span><text:span text:style-name="T20"> Дэш сморщила нос. </text:span><text:span text:style-name="T30">–</text:span><text:span text:style-name="T20"> Я скажу ей, чтоб больше не </text:span><text:span text:style-name="T30">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0">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oft-page-break/><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30">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0">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11"/>
      <text:p text:style-name="P111"/>
      <text:p text:style-name="P111"/>
      <text:p text:style-name="P111"/>
      <text:p text:style-name="P2"><text:span text:style-name="T9">&lt;</text:span><text:span text:style-name="T20">Подходя к замку Принцесс, Дэш рассказывает Максу обо сне, который она утаила - с Леро.</text:span><text:span text:style-name="T9">&gt;</text:span> </text:p>
      <text:p text:style-name="P2"><text:span text:style-name="T9">&lt;</text:span><text:span text:style-name="T20">Кто следующий готов рассказывать?</text:span></text:p>
      <text:p text:style-name="P32">Пинки дёрнулась на месте, но промолчала.</text:p>
      <text:p text:style-name="P2"><text:span text:style-name="T30">–</text:span><text:span text:style-name="T20"> Я расскажу, - шагнула вперёд радужная пегаска. </text:span><text:span text:style-name="T30">–</text:span><text:span text:style-name="T20"> Хотя вряд ли ты узнаешь что-то полезное. Там галиматья какая-то…</text:span><text:span text:style-name="T9">&gt;</text:span></text:p>
      <text:p text:style-name="P2"><text:span text:style-name="T9">&lt;</text:span><text:span text:style-name="T20">После рассказа РД рассказывает Пинки. При расказе становится ясно её безумие </text:span><text:span text:style-name="T30">—</text:span><text:span text:style-name="T20"> она становится Пинкаминой из-за её сна </text:span><text:span text:style-name="T30">—</text:span><text:span text:style-name="T20"> “Кексиков”. Также она видит во сне центр Эгрегора Эквестрии </text:span><text:span text:style-name="T30">—</text:span><text:span text:style-name="T20"> Селестию. И она видит, как Селестия превращается в набор цифр и уходит в экран </text:span><text:span text:style-name="T30">—</text:span><text:span text:style-name="T20">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30">—</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70"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7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oft-page-break/><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0" text:outline-level="2">Поиск решения</text:h>
      <text:p text:style-name="P111"/>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0"> Луна создаёт обратный коридор в срок.</text:span><text:span text:style-name="T9">&gt;</text:span></text:p>
      <text:p text:style-name="P2"/>
      <text:h text:style-name="P170"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1">Дуглас </text:span><text:span text:style-name="T30">—</text:span><text:span text:style-name="T21"> </text:span><text:span text:style-name="T30">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0">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2">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7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oft-page-break/><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0"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0">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0" text:outline-level="2">След?</text:h>
      <text:p text:style-name="P111"/>
      <text:p text:style-name="P2"><text:span text:style-name="T9">&lt;</text:span><text:span text:style-name="T20">сначала эпизод - проверка сумки в серверной</text:span><text:span text:style-name="T9">&gt;</text:span></text:p>
      <text:p text:style-name="P2"><text:span text:style-name="T9">&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0">“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0">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0" text:outline-level="2">Озарение</text:h>
      <text:p text:style-name="P2"/>
      <text:p text:style-name="P2"><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text:soft-page-break/></text:p>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8642077801922305879"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133760399254291" text:continue-numbering="true" text:style-name="L5">
        <text:list-header>
          <text:p text:style-name="P161">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3760145008635" text:continue-numbering="true" text:style-name="L5">
        <text:list-header>
          <text:p text:style-name="P16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3760987111465"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1"/>
      <text:h text:style-name="P169" text:outline-level="2">Почти.</text:h>
      <text:p text:style-name="P108"/>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9" text:outline-level="2">Дискорд</text:h>
      <text:p text:style-name="P111"/>
      <text:p text:style-name="P108">Девушки поспешно собирались, пока я растолковывал им задачу.</text:p>
      <text:p text:style-name="P10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9">– </text:span>Это тот твой приятель, который разбился с полгода назад? – спросила Эпплджек.</text:p>
      <text:p text:style-name="P108"><text:span text:style-name="T9">– </text:span>Да, это он.</text:p>
      <text:p text:style-name="P108"><text:span text:style-name="T9">– </text:span>А как мы попадём в его квартиру? Там сейчас кто-то живёт? – Флаттершай прыгала на одной ноге, натягивая кед.</text:p>
      <text:p text:style-name="P10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9"><text:soft-page-break/>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9">– </text:span>Макс, что случилось? У нас проблемы?</text:p>
      <text:p text:style-name="P10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9">– </text:span>Нет нужды. Лучше станьте-ка сзади меня так, чтобы заслонить от этих бабулек и от вооон той камеры наблюдения.</text:p>
      <text:list xml:id="list8913818183401610315"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2"><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2"><text:span text:style-name="T9">– </text:span>Макс, тут окно разбито! И верёвка какая-то висит. – крикнула Флаттершай из кухни.</text:p>
      <text:p text:style-name="P132"><text:span text:style-name="T9">–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pan text:style-name="T9">–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oft-page-break/><text:span text:style-name="T9">– </text:span>Оп-па! – пробормотала Эпплджек. – Нежданчик!</text:p>
      <text:p text:style-name="P132"><text:span text:style-name="T9">– </text:span>Ты, я вижу, времени не терял, – моя рука под прикрытием стола медленно тянулась к тяжёлой фарфоровой кружке, стоящей на краю.</text:p>
      <text:p text:style-name="P11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9">– </text:span>А почему ты вообще решил искать нас тут? – спросила Эпплджек. – Приехал бы домой. Мы б тебя чаем напоили.</text:p>
      <text:p text:style-name="P112"><text:span text:style-name="T9">–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2"><text:span text:style-name="T9">– </text:span>С кем это вы тут разговариваете?</text:p>
      <text:list xml:id="list1421250840361084905" text:style-name="L7">
        <text:list-header>
          <text:p text:style-name="P1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70" text:outline-level="2">Селестия</text:h>
      <text:p text:style-name="P132"/>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text:soft-page-break/>–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21">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5">– И что? – продолжила его мысль Эпплджек.</text:p>
      <text:p text:style-name="P125">–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1"/>
      <text:h text:style-name="P170"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text:soft-page-break/>–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5"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1"><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6"/>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8">–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30">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0">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pan text:style-name="T9">–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9">–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6"><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text:soft-page-break/></text:p>
      <text:list xml:id="list7084634090784671077" text:style-name="L8">
        <text:list-header>
          <text:p text:style-name="P163">(<text:span text:style-name="T32">Луна — как повелительница снов, слышала разговор Макса с Анакорном</text:span>)</text:p>
          <text:p text:style-name="P164"/>
        </text:list-header>
      </text:list>
      <text:p text:style-name="P122">***</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70" text:outline-level="2">Земля</text:h>
      <text:p text:style-name="P94">Музыкальная тема из бегущего по лезвию бритвы — <text:span text:style-name="T9">Mission impossible</text:span></text:p>
      <text:p text:style-name="P95">&lt;Ужас возвращения из тёплого волшебного мира друзей в холодную скучную реальность.&gt;</text:p>
      <text:p text:style-name="P88"><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text:soft-page-break/></text:p>
      <text:p text:style-name="P91"/>
      <text:p text:style-name="P91"/>
      <text:p text:style-name="P9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6T13:37:58.076000000</dc:date>
    <meta:editing-duration>P84DT9H38S</meta:editing-duration>
    <meta:editing-cycles>4845</meta:editing-cycles>
    <meta:generator>LibreOffice/5.1.0.3$Windows_x86 LibreOffice_project/5e3e00a007d9b3b6efb6797a8b8e57b51ab1f737</meta:generator>
    <meta:document-statistic meta:table-count="0" meta:image-count="0" meta:object-count="0" meta:page-count="169" meta:paragraph-count="3457" meta:word-count="77517" meta:character-count="514571" meta:non-whitespace-character-count="436894"/>
  </office:meta>
</office:document-meta>
</file>